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83cm" fo:min-width="2.1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54cm" svg:height="1.27cm" svg:x="3.54cm" svg:y="4.175cm">
          <text:p text:style-name="P1"><text:span text:style-name="T1">Type d'ale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8.62cm" svg:y="4.175cm">
          <text:p text:style-name="P1"><text:span text:style-name="T1">Monitoring et</text:span></text:p>
          <text:p text:style-name="P1"><text:span text:style-name="T1">envoi d'ale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.54cm" svg:height="1.27cm" svg:x="1.635cm" svg:y="6.715cm">
          <text:p text:style-name="P1"><text:span text:style-name="T1">Génération alerte</text:span></text:p>
          <text:p text:style-name="P1"><text:span text:style-name="T1">complè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.54cm" svg:height="1.27cm" svg:x="5.445cm" svg:y="6.715cm">
          <text:p text:style-name="P1"><text:span text:style-name="T1">Génération alerte</text:span></text:p>
          <text:p text:style-name="P1"><text:span text:style-name="T1">simplifi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3.7cm" svg:y="4.175cm">
          <text:p text:style-name="P1"><text:span text:style-name="T1">Moyen d'ale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27cm" svg:x="15.605cm" svg:y="6.143cm">
          <text:p text:style-name="P1"><text:span text:style-name="T1">S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4cm" svg:height="1.27cm" svg:x="15.605cm" svg:y="7.985cm">
          <text:p text:style-name="P1"><text:span text:style-name="T1">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2.54cm" svg:height="1.27cm" svg:x="15.605cm" svg:y="9.89cm">
          <text:p text:style-name="P1"><text:span text:style-name="T1">Notification we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4cm" svg:height="1.27cm" svg:x="8.62cm" svg:y="1.635cm">
          <text:p text:style-name="P1"><text:span text:style-name="T1">Alerte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89cm" svg:y1="2.905cm" svg:x2="4.81cm" svg:y2="4.175cm" draw:start-shape="id1" draw:start-glue-point="2" draw:end-shape="id2" draw:end-glue-point="0" svg:d="M9890 2905v635h-5080v635" svg:viewBox="0 0 5081 1271">
          <text:p/>
        </draw:connector>
        <draw:connector draw:style-name="gr2" draw:text-style-name="P1" draw:layer="layout" svg:x1="9.89cm" svg:y1="4.175cm" svg:x2="9.89cm" svg:y2="2.905cm" draw:start-shape="id3" draw:end-shape="id1" draw:end-glue-point="2" svg:d="M9890 4175v-1270" svg:viewBox="0 0 1 1271">
          <text:p/>
        </draw:connector>
        <draw:connector draw:style-name="gr2" draw:text-style-name="P1" draw:layer="layout" svg:x1="14.97cm" svg:y1="4.175cm" svg:x2="9.89cm" svg:y2="2.905cm" draw:start-shape="id4" draw:start-glue-point="0" draw:end-shape="id1" draw:end-glue-point="2" svg:d="M14970 4175v-635h-5080v-635" svg:viewBox="0 0 5081 1271">
          <text:p/>
        </draw:connector>
        <draw:connector draw:style-name="gr2" draw:text-style-name="P1" draw:layer="layout" svg:x1="15.605cm" svg:y1="6.778cm" svg:x2="14.97cm" svg:y2="5.445cm" draw:start-shape="id5" draw:start-glue-point="3" draw:end-shape="id4" draw:end-glue-point="2" svg:d="M15605 6778h-635v-1333" svg:viewBox="0 0 636 1334">
          <text:p/>
        </draw:connector>
        <draw:connector draw:style-name="gr2" draw:text-style-name="P1" draw:layer="layout" svg:x1="15.605cm" svg:y1="8.62cm" svg:x2="14.97cm" svg:y2="5.445cm" draw:start-shape="id6" draw:start-glue-point="3" draw:end-shape="id4" draw:end-glue-point="2" svg:d="M15605 8620h-635v-3175" svg:viewBox="0 0 636 3176">
          <text:p/>
        </draw:connector>
        <draw:connector draw:style-name="gr2" draw:text-style-name="P1" draw:layer="layout" svg:x1="15.605cm" svg:y1="10.525cm" svg:x2="14.97cm" svg:y2="5.445cm" draw:start-shape="id7" draw:start-glue-point="3" draw:end-shape="id4" draw:end-glue-point="2" svg:d="M15605 10525h-635v-5080" svg:viewBox="0 0 636 5081">
          <text:p/>
        </draw:connector>
        <draw:connector draw:style-name="gr2" draw:text-style-name="P1" draw:layer="layout" svg:x1="6.715cm" svg:y1="6.715cm" svg:x2="4.81cm" svg:y2="5.445cm" draw:start-shape="id8" draw:start-glue-point="0" draw:end-shape="id2" draw:end-glue-point="2" svg:d="M6715 6715v-635h-1905v-635" svg:viewBox="0 0 1906 1271">
          <text:p/>
        </draw:connector>
        <draw:connector draw:style-name="gr2" draw:text-style-name="P1" draw:layer="layout" svg:x1="2.905cm" svg:y1="6.715cm" svg:x2="4.81cm" svg:y2="5.445cm" draw:start-shape="id9" draw:start-glue-point="0" draw:end-shape="id2" draw:end-glue-point="2" svg:d="M2905 6715v-635h1905v-635" svg:viewBox="0 0 1906 1271">
          <text:p/>
        </draw:connector>
        <draw:custom-shape draw:style-name="gr3" draw:text-style-name="P2" xml:id="id10" draw:id="id10" draw:layer="layout" svg:width="2.667cm" svg:height="1.333cm" svg:x="7.286cm" svg:y="8.589cm">
          <text:p text:style-name="P1"><text:span text:style-name="T1">Parsing du rappo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2.667cm" svg:height="1.333cm" svg:x="7.35cm" svg:y="10.525cm">
          <text:p text:style-name="P1"><text:span text:style-name="T1">Génération d'un</text:span></text:p>
          <text:p text:style-name="P1"><text:span text:style-name="T1">résumé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286cm" svg:y1="9.255cm" svg:x2="6.715cm" svg:y2="7.985cm" draw:start-shape="id10" draw:start-glue-point="3" draw:end-shape="id8" draw:end-glue-point="2" svg:d="M7286 9255h-571v-1270" svg:viewBox="0 0 572 1271">
          <text:p/>
        </draw:connector>
        <draw:connector draw:style-name="gr2" draw:text-style-name="P1" draw:layer="layout" svg:x1="7.35cm" svg:y1="11.191cm" svg:x2="6.715cm" svg:y2="7.985cm" draw:start-shape="id11" draw:start-glue-point="3" draw:end-shape="id8" draw:end-glue-point="2" svg:d="M7350 11191h-635v-3206" svg:viewBox="0 0 636 32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7:04:24.507806751</meta:creation-date>
    <dc:date>2015-05-24T17:12:38.819856763</dc:date>
    <meta:editing-duration>PT8M14S</meta:editing-duration>
    <meta:editing-cycles>2</meta:editing-cycles>
    <meta:generator>LibreOffice/4.3.7.2$Linux_X86_64 LibreOffice_project/430m0$Build-2</meta:generator>
    <meta:document-statistic meta:object-count="21"/>
  </office:meta>
</office:document-meta>
</file>